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fo:font-style="italic" officeooo:paragraph-rsid="002d2bf7" style:font-style-asian="italic" style:font-style-complex="italic"/>
    </style:style>
    <style:style style:name="P13" style:family="paragraph" style:parent-style-name="Standard">
      <style:text-properties style:font-name="Liberation Serif" officeooo:paragraph-rsid="0004bfe9"/>
    </style:style>
    <style:style style:name="P14" style:family="paragraph" style:parent-style-name="Standard">
      <style:text-properties style:font-name="Liberation Serif" officeooo:paragraph-rsid="00052723"/>
    </style:style>
    <style:style style:name="P15"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7" style:family="paragraph" style:parent-style-name="Standard">
      <style:text-properties officeooo:paragraph-rsid="0004bfe9"/>
    </style:style>
    <style:style style:name="P18"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19"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0" style:family="paragraph" style:parent-style-name="Standard">
      <style:text-properties fo:color="#000000" style:font-name="Liberation Serif" fo:font-style="normal" fo:font-weight="normal" officeooo:rsid="0025aa94" officeooo:paragraph-rsid="002b6de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1" style:family="paragraph" style:parent-style-name="Standard">
      <style:text-properties fo:color="#000000" style:font-name="Liberation Serif" fo:font-style="normal" fo:font-weight="normal" officeooo:rsid="0025aa94"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2" style:family="paragraph" style:parent-style-name="Standard">
      <style:text-properties fo:color="#000000" style:font-name="Liberation Serif" fo:font-style="normal" fo:font-weight="normal" officeooo:rsid="002e26b4" officeooo:paragraph-rsid="002e26b4"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3" style:family="paragraph" style:parent-style-name="Standard">
      <style:text-properties officeooo:paragraph-rsid="001c1dfa"/>
    </style:style>
    <style:style style:name="P24" style:family="paragraph" style:parent-style-name="Standard">
      <style:text-properties officeooo:paragraph-rsid="0023f229"/>
    </style:style>
    <style:style style:name="P25" style:family="paragraph" style:parent-style-name="Standard">
      <style:text-properties fo:color="#000000" style:font-name="Liberation Serif" fo:font-style="normal" fo:font-weight="normal" officeooo:rsid="012e0cb8"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6"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7" style:family="paragraph" style:parent-style-name="Standard">
      <style:text-properties fo:color="#000000" style:font-name="Liberation Serif" fo:font-style="italic" fo:font-weight="normal" officeooo:rsid="012c09b7" officeooo:paragraph-rsid="0030896a"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8" style:family="paragraph" style:parent-style-name="Standard">
      <style:text-properties fo:color="#000000" style:font-name="Liberation Serif" fo:font-style="italic" fo:font-weight="normal" officeooo:rsid="002f7d0f" officeooo:paragraph-rsid="002f7d0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9" style:family="paragraph" style:parent-style-name="Standard">
      <style:text-properties fo:color="#000000" style:font-name="Liberation Serif" fo:font-style="italic" fo:font-weight="normal" officeooo:rsid="0030896a" officeooo:paragraph-rsid="0030896a"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0" style:family="paragraph" style:parent-style-name="Standard">
      <style:text-properties style:font-name="Liberation Serif" fo:font-style="italic" officeooo:paragraph-rsid="0030896a" style:font-style-asian="italic" style:font-style-complex="italic"/>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145fde6" fo:background-color="transparent" loext:char-shading-value="0" style:font-style-asian="normal" style:font-style-complex="normal"/>
    </style:style>
    <style:style style:name="T9" style:family="text">
      <style:text-properties fo:color="#000000" fo:font-style="normal" officeooo:rsid="04175f29" fo:background-color="#ffff99" loext:char-shading-value="0" style:font-style-asian="normal" style:font-style-complex="normal"/>
    </style:style>
    <style:style style:name="T10"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1"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6" style:family="text">
      <style:text-properties fo:color="#000000" style:font-name="Liberation Serif" officeooo:rsid="002ec99f" style:letter-kerning="true" style:language-asian="zh" style:country-asian="CN" style:font-name-complex="FreeSerif" style:language-complex="ar" style:country-complex="SA"/>
    </style:style>
    <style:style style:name="T27" style:family="text">
      <style:text-properties fo:color="#000000" style:font-name="Liberation Serif" officeooo:rsid="036472f2" style:letter-kerning="true" style:language-asian="zh" style:country-asian="CN" style:font-name-complex="FreeSerif" style:language-complex="ar" style:country-complex="SA"/>
    </style:style>
    <style:style style:name="T28" style:family="text">
      <style:text-properties fo:color="#000000" style:font-name="Liberation Serif" officeooo:rsid="036601c1" style:letter-kerning="true" style:language-asian="zh" style:country-asian="CN" style:font-name-complex="FreeSerif" style:language-complex="ar" style:country-complex="SA"/>
    </style:style>
    <style:style style:name="T29" style:family="text">
      <style:text-properties fo:color="#000000" style:font-name="Liberation Serif" officeooo:rsid="003d4d3a" style:letter-kerning="true" style:language-asian="zh" style:country-asian="CN" style:font-name-complex="FreeSerif" style:language-complex="ar" style:country-complex="SA"/>
    </style:style>
    <style:style style:name="T30" style:family="text">
      <style:text-properties fo:color="#000000" style:font-name="Liberation Serif" officeooo:rsid="00373bf3" style:letter-kerning="true" style:language-asian="zh" style:country-asian="CN" style:font-name-complex="FreeSerif" style:language-complex="ar" style:country-complex="SA"/>
    </style:style>
    <style:style style:name="T31" style:family="text">
      <style:text-properties fo:color="#000000" style:font-name="Liberation Serif" officeooo:rsid="0030c76c" style:letter-kerning="true" style:language-asian="zh" style:country-asian="CN" style:font-name-complex="FreeSerif" style:language-complex="ar" style:country-complex="SA"/>
    </style:style>
    <style:style style:name="T32" style:family="text">
      <style:text-properties fo:color="#000000" style:font-name="Liberation Serif" officeooo:rsid="0119d0c3" style:letter-kerning="true" style:language-asian="zh" style:country-asian="CN" style:font-name-complex="FreeSerif" style:language-complex="ar" style:country-complex="SA"/>
    </style:style>
    <style:style style:name="T33"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4"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7"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3" style:family="text">
      <style:text-properties fo:color="#000000" style:font-name="Liberation Serif" fo:font-size="12pt" fo:font-weight="normal" officeooo:rsid="001a838d" style:letter-kerning="true" style:font-size-asian="12pt" style:language-asian="zh" style:country-asian="CN" style:font-weight-asian="normal" style:font-name-complex="FreeSerif" style:font-size-complex="12pt" style:language-complex="ar" style:country-complex="SA" style:font-weight-complex="normal"/>
    </style:style>
    <style:style style:name="T44"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5"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6"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47"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1a838d" style:letter-kerning="true" fo:background-color="#999999" loext:char-shading-value="0"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50"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51"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52"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53"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54"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55"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56"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57"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58"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59"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60"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a838d" style:letter-kerning="true" fo:background-color="#999999" loext:char-shading-value="0"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2f7d0f" style:letter-kerning="true" fo:background-color="#999999" loext:char-shading-value="0" style:language-asian="zh" style:country-asian="CN" style:font-weight-asian="normal" style:font-name-complex="FreeSerif" style:language-complex="ar" style:country-complex="SA" style:font-weight-complex="normal"/>
    </style:style>
    <style:style style:name="T68" style:family="text">
      <style:text-properties fo:color="#000000" style:letter-kerning="true" style:language-asian="zh" style:country-asian="CN" style:font-name-complex="FreeSerif" style:language-complex="ar" style:country-complex="SA"/>
    </style:style>
    <style:style style:name="T69" style:family="text">
      <style:text-properties fo:color="#000000" officeooo:rsid="0030c76c" style:letter-kerning="true" style:language-asian="zh" style:country-asian="CN" style:font-name-complex="FreeSerif" style:language-complex="ar" style:country-complex="SA"/>
    </style:style>
    <style:style style:name="T70" style:family="text">
      <style:text-properties fo:color="#000000" officeooo:rsid="012e0cb8" style:letter-kerning="true" style:language-asian="zh" style:country-asian="CN" style:font-name-complex="FreeSerif" style:language-complex="ar" style:country-complex="SA"/>
    </style:style>
    <style:style style:name="T71" style:family="text">
      <style:text-properties fo:color="#000000" officeooo:rsid="011a669e" style:letter-kerning="true" style:language-asian="zh" style:country-asian="CN" style:font-name-complex="FreeSerif" style:language-complex="ar" style:country-complex="SA"/>
    </style:style>
    <style:style style:name="T72" style:family="text">
      <style:text-properties fo:color="#000000" officeooo:rsid="036601c1" style:letter-kerning="true" style:language-asian="zh" style:country-asian="CN" style:font-name-complex="FreeSerif" style:language-complex="ar" style:country-complex="SA"/>
    </style:style>
    <style:style style:name="T73" style:family="text">
      <style:text-properties fo:color="#000000" officeooo:rsid="012e75ae" style:letter-kerning="true" style:language-asian="zh" style:country-asian="CN" style:font-name-complex="FreeSerif" style:language-complex="ar" style:country-complex="SA"/>
    </style:style>
    <style:style style:name="T74" style:family="text">
      <style:text-properties fo:color="#000000" officeooo:rsid="004648a2" style:letter-kerning="true" style:language-asian="zh" style:country-asian="CN" style:font-name-complex="FreeSerif" style:language-complex="ar" style:country-complex="SA"/>
    </style:style>
    <style:style style:name="T75" style:family="text">
      <style:text-properties fo:color="#000000" officeooo:rsid="03668782" style:letter-kerning="true" style:language-asian="zh" style:country-asian="CN" style:font-name-complex="FreeSerif" style:language-complex="ar" style:country-complex="SA"/>
    </style:style>
    <style:style style:name="T76" style:family="text">
      <style:text-properties fo:color="#000000" officeooo:rsid="0037023a" style:letter-kerning="true" style:language-asian="zh" style:country-asian="CN" style:font-name-complex="FreeSerif" style:language-complex="ar" style:country-complex="SA"/>
    </style:style>
    <style:style style:name="T77" style:family="text">
      <style:text-properties fo:color="#000000" officeooo:rsid="0418aad0" style:letter-kerning="true" style:language-asian="zh" style:country-asian="CN" style:font-name-complex="FreeSerif" style:language-complex="ar" style:country-complex="SA"/>
    </style:style>
    <style:style style:name="T78" style:family="text">
      <style:text-properties fo:color="#000000" officeooo:rsid="041a2292" style:letter-kerning="true" style:language-asian="zh" style:country-asian="CN" style:font-name-complex="FreeSerif" style:language-complex="ar" style:country-complex="SA"/>
    </style:style>
    <style:style style:name="T79" style:family="text">
      <style:text-properties fo:color="#000000" officeooo:rsid="00435ff5" style:letter-kerning="true" style:language-asian="zh" style:country-asian="CN" style:font-name-complex="FreeSerif" style:language-complex="ar" style:country-complex="SA"/>
    </style:style>
    <style:style style:name="T80" style:family="text">
      <style:text-properties fo:color="#000000" officeooo:rsid="00465283" style:letter-kerning="true" style:language-asian="zh" style:country-asian="CN" style:font-name-complex="FreeSerif" style:language-complex="ar" style:country-complex="SA"/>
    </style:style>
    <style:style style:name="T81" style:family="text">
      <style:text-properties fo:color="#000000" officeooo:rsid="011ff49b" style:letter-kerning="true" style:language-asian="zh" style:country-asian="CN" style:font-name-complex="FreeSerif" style:language-complex="ar" style:country-complex="SA"/>
    </style:style>
    <style:style style:name="T82" style:family="text">
      <style:text-properties fo:color="#000000" officeooo:rsid="0046e9c4" style:letter-kerning="true" style:language-asian="zh" style:country-asian="CN" style:font-name-complex="FreeSerif" style:language-complex="ar" style:country-complex="SA"/>
    </style:style>
    <style:style style:name="T83"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84"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85" style:family="text">
      <style:text-properties fo:color="#000000"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86"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87"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88"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89"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90"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91"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92" style:family="text">
      <style:text-properties fo:color="#000000" fo:language="en" fo:country="US" officeooo:rsid="004cabd2" style:letter-kerning="true" style:language-asian="zh" style:country-asian="CN" style:font-name-complex="FreeSerif" style:language-complex="ar" style:country-complex="SA"/>
    </style:style>
    <style:style style:name="T93" style:family="text">
      <style:text-properties fo:color="#000000" fo:language="en" fo:country="US" officeooo:rsid="004e2848" style:letter-kerning="true" style:language-asian="zh" style:country-asian="CN" style:font-name-complex="FreeSerif" style:language-complex="ar" style:country-complex="SA"/>
    </style:style>
    <style:style style:name="T94" style:family="text">
      <style:text-properties fo:color="#000000" fo:language="en" fo:country="US" officeooo:rsid="0047656e" style:letter-kerning="true" style:language-asian="zh" style:country-asian="CN" style:font-name-complex="FreeSerif" style:language-complex="ar" style:country-complex="SA"/>
    </style:style>
    <style:style style:name="T95" style:family="text">
      <style:text-properties fo:color="#000000" fo:language="en" fo:country="US" officeooo:rsid="0046e9c4" style:letter-kerning="true" style:language-asian="zh" style:country-asian="CN" style:font-name-complex="FreeSerif" style:language-complex="ar" style:country-complex="SA"/>
    </style:style>
    <style:style style:name="T96" style:family="text">
      <style:text-properties fo:color="#000000" fo:language="en" fo:country="US" officeooo:rsid="03668782" style:letter-kerning="true" style:language-asian="zh" style:country-asian="CN" style:font-name-complex="FreeSerif" style:language-complex="ar" style:country-complex="SA"/>
    </style:style>
    <style:style style:name="T97" style:family="text">
      <style:text-properties fo:color="#000000" fo:language="en" fo:country="US" officeooo:rsid="013ebebd" style:letter-kerning="true" style:language-asian="zh" style:country-asian="CN" style:font-name-complex="FreeSerif" style:language-complex="ar" style:country-complex="SA"/>
    </style:style>
    <style:style style:name="T98" style:family="text">
      <style:text-properties fo:color="#000000" fo:language="en" fo:country="US" officeooo:rsid="00465283" style:letter-kerning="true" style:language-asian="zh" style:country-asian="CN" style:font-name-complex="FreeSerif" style:language-complex="ar" style:country-complex="SA"/>
    </style:style>
    <style:style style:name="T99" style:family="text">
      <style:text-properties fo:color="#000000" fo:language="en" fo:country="US" officeooo:rsid="0047afbe" style:letter-kerning="true" style:language-asian="zh" style:country-asian="CN" style:font-name-complex="FreeSerif" style:language-complex="ar" style:country-complex="SA"/>
    </style:style>
    <style:style style:name="T100" style:family="text">
      <style:text-properties fo:color="#000000" fo:language="en" fo:country="US" officeooo:rsid="0121a4c1" style:letter-kerning="true" style:language-asian="zh" style:country-asian="CN" style:font-name-complex="FreeSerif" style:language-complex="ar" style:country-complex="SA"/>
    </style:style>
    <style:style style:name="T101" style:family="text">
      <style:text-properties fo:color="#000000" fo:language="en" fo:country="US" officeooo:rsid="00496b34" style:letter-kerning="true" style:language-asian="zh" style:country-asian="CN" style:font-name-complex="FreeSerif" style:language-complex="ar" style:country-complex="SA"/>
    </style:style>
    <style:style style:name="T102" style:family="text">
      <style:text-properties fo:color="#000000" fo:language="en" fo:country="US" officeooo:rsid="013ef9de" style:letter-kerning="true" style:language-asian="zh" style:country-asian="CN" style:font-name-complex="FreeSerif" style:language-complex="ar" style:country-complex="SA"/>
    </style:style>
    <style:style style:name="T103" style:family="text">
      <style:text-properties fo:color="#000000" fo:language="en" fo:country="US" officeooo:rsid="013f1d0c" style:letter-kerning="true" style:language-asian="zh" style:country-asian="CN" style:font-name-complex="FreeSerif" style:language-complex="ar" style:country-complex="SA"/>
    </style:style>
    <style:style style:name="T104" style:family="text">
      <style:text-properties fo:color="#000000" fo:language="en" fo:country="US" officeooo:rsid="0367172f" style:letter-kerning="true" style:language-asian="zh" style:country-asian="CN" style:font-name-complex="FreeSerif" style:language-complex="ar" style:country-complex="SA"/>
    </style:style>
    <style:style style:name="T105" style:family="text">
      <style:text-properties fo:color="#000000" fo:language="en" fo:country="US" officeooo:rsid="0366aa5f" style:letter-kerning="true" style:language-asian="zh" style:country-asian="CN" style:font-name-complex="FreeSerif" style:language-complex="ar" style:country-complex="SA"/>
    </style:style>
    <style:style style:name="T106"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07"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08"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9"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10" style:family="text">
      <style:text-properties fo:color="#000000" style:text-position="sub 58%"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111"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12"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13" style:family="text">
      <style:text-properties officeooo:rsid="002ec99f"/>
    </style:style>
    <style:style style:name="T114" style:family="text">
      <style:text-properties officeooo:rsid="0030c76c"/>
    </style:style>
    <style:style style:name="T115" style:family="text">
      <style:text-properties officeooo:rsid="003b9b10"/>
    </style:style>
    <style:style style:name="T116" style:family="text">
      <style:text-properties officeooo:rsid="00435ff5"/>
    </style:style>
    <style:style style:name="T117" style:family="text">
      <style:text-properties officeooo:rsid="00355161"/>
    </style:style>
    <style:style style:name="T118" style:family="text">
      <style:text-properties officeooo:rsid="01381c3d"/>
    </style:style>
    <style:style style:name="T119" style:family="text">
      <style:text-properties officeooo:rsid="011ca8f4"/>
    </style:style>
    <style:style style:name="T120" style:family="text">
      <style:text-properties officeooo:rsid="01387819"/>
    </style:style>
    <style:style style:name="T121" style:family="text">
      <style:text-properties fo:font-style="italic"/>
    </style:style>
    <style:style style:name="T122" style:family="text">
      <style:text-properties fo:font-style="italic" style:font-style-asian="italic" style:font-style-complex="italic"/>
    </style:style>
    <style:style style:name="T123" style:family="text">
      <style:text-properties fo:font-style="italic" officeooo:rsid="01387819" style:font-style-asian="italic" style:font-style-complex="italic"/>
    </style:style>
    <style:style style:name="T124" style:family="text">
      <style:text-properties fo:font-style="italic" officeooo:rsid="003b9b10" style:font-style-asian="italic" style:font-style-complex="italic"/>
    </style:style>
    <style:style style:name="T125" style:family="text">
      <style:text-properties fo:font-style="italic" officeooo:rsid="01465100" style:font-style-asian="italic" style:font-style-complex="italic"/>
    </style:style>
    <style:style style:name="T126" style:family="text">
      <style:text-properties officeooo:rsid="0366216d"/>
    </style:style>
    <style:style style:name="T127" style:family="text">
      <style:text-properties officeooo:rsid="013cddf5"/>
    </style:style>
    <style:style style:name="T128" style:family="text">
      <style:text-properties officeooo:rsid="003a438a"/>
    </style:style>
    <style:style style:name="T129" style:family="text">
      <style:text-properties officeooo:rsid="013a4e0d"/>
    </style:style>
    <style:style style:name="T130" style:family="text">
      <style:text-properties officeooo:rsid="00373bf3"/>
    </style:style>
    <style:style style:name="T131" style:family="text">
      <style:text-properties officeooo:rsid="00391711"/>
    </style:style>
    <style:style style:name="T132" style:family="text">
      <style:text-properties officeooo:rsid="00391711" fo:background-color="transparent" loext:char-shading-value="0"/>
    </style:style>
    <style:style style:name="T133" style:family="text">
      <style:text-properties officeooo:rsid="011f342a" fo:background-color="transparent" loext:char-shading-value="0"/>
    </style:style>
    <style:style style:name="T134" style:family="text">
      <style:text-properties style:text-position="sub 58%" officeooo:rsid="00391711" fo:background-color="transparent" loext:char-shading-value="0"/>
    </style:style>
    <style:style style:name="T135" style:family="text">
      <style:text-properties style:text-position="sub 58%" style:font-name="Liberation Serif" fo:font-weight="normal" officeooo:rsid="000a1d62" style:font-weight-asian="normal" style:font-weight-complex="normal"/>
    </style:style>
    <style:style style:name="T136" style:family="text">
      <style:text-properties style:text-position="sub 58%" fo:language="en" fo:country="US" fo:font-style="normal" officeooo:rsid="0145fde6" style:font-style-asian="normal" style:font-style-complex="normal"/>
    </style:style>
    <style:style style:name="T137" style:family="text">
      <style:text-properties style:text-position="sub 58%" fo:language="en" fo:country="US" fo:font-style="normal" officeooo:rsid="004cabd2" style:font-style-asian="normal" style:font-style-complex="normal"/>
    </style:style>
    <style:style style:name="T138" style:family="text">
      <style:text-properties style:text-position="sub 58%" fo:language="en" fo:country="US" fo:font-style="normal" officeooo:rsid="041b3704" style:font-style-asian="normal" style:font-style-complex="normal"/>
    </style:style>
    <style:style style:name="T139" style:family="text">
      <style:text-properties style:text-position="sub 58%" fo:font-style="normal" style:font-style-asian="normal" style:font-style-complex="normal"/>
    </style:style>
    <style:style style:name="T140" style:family="text">
      <style:text-properties officeooo:rsid="03668782"/>
    </style:style>
    <style:style style:name="T141" style:family="text">
      <style:text-properties officeooo:rsid="011e3975"/>
    </style:style>
    <style:style style:name="T142" style:family="text">
      <style:text-properties fo:font-style="normal" style:font-style-asian="normal" style:font-style-complex="normal"/>
    </style:style>
    <style:style style:name="T143" style:family="text">
      <style:text-properties fo:font-style="normal" officeooo:rsid="003b9b10" style:font-style-asian="normal" style:font-style-complex="normal"/>
    </style:style>
    <style:style style:name="T144" style:family="text">
      <style:text-properties fo:font-style="normal" officeooo:rsid="01465100" style:font-style-asian="normal" style:font-style-complex="normal"/>
    </style:style>
    <style:style style:name="T145" style:family="text">
      <style:text-properties fo:font-style="normal" officeooo:rsid="012c09b7" style:font-style-asian="normal" style:font-style-complex="normal"/>
    </style:style>
    <style:style style:name="T146" style:family="text">
      <style:text-properties fo:font-style="normal" officeooo:rsid="00326c26" style:font-style-asian="normal" style:font-style-complex="normal"/>
    </style:style>
    <style:style style:name="T147" style:family="text">
      <style:text-properties officeooo:rsid="041a2292"/>
    </style:style>
    <style:style style:name="T148" style:family="text">
      <style:text-properties officeooo:rsid="041b3704"/>
    </style:style>
    <style:style style:name="T149" style:family="text">
      <style:text-properties officeooo:rsid="013ebebd"/>
    </style:style>
    <style:style style:name="T150" style:family="text">
      <style:text-properties officeooo:rsid="011f79bf"/>
    </style:style>
    <style:style style:name="T151" style:family="text">
      <style:text-properties officeooo:rsid="0046e9c4"/>
    </style:style>
    <style:style style:name="T152" style:family="text">
      <style:text-properties officeooo:rsid="0047656e"/>
    </style:style>
    <style:style style:name="T153" style:family="text">
      <style:text-properties officeooo:rsid="00465283"/>
    </style:style>
    <style:style style:name="T154" style:family="text">
      <style:text-properties officeooo:rsid="0431bb28"/>
    </style:style>
    <style:style style:name="T155" style:family="text">
      <style:text-properties fo:language="en" fo:country="US" fo:font-style="normal" officeooo:rsid="040d6e6c" fo:background-color="#ffffff" loext:char-shading-value="0" style:font-style-asian="normal" style:font-style-complex="normal"/>
    </style:style>
    <style:style style:name="T156" style:family="text">
      <style:text-properties fo:language="en" fo:country="US" fo:font-style="normal" officeooo:rsid="0431bb28" fo:background-color="#ffffff" loext:char-shading-value="0" style:font-style-asian="normal" style:font-style-complex="normal"/>
    </style:style>
    <style:style style:name="T157" style:family="text">
      <style:text-properties fo:language="en" fo:country="US" fo:font-style="normal" officeooo:rsid="004cabd2" style:font-style-asian="normal" style:font-style-complex="normal"/>
    </style:style>
    <style:style style:name="T158" style:family="text">
      <style:text-properties fo:language="en" fo:country="US" fo:font-style="normal" officeooo:rsid="041b3704" style:font-style-asian="normal" style:font-style-complex="normal"/>
    </style:style>
    <style:style style:name="T159" style:family="text">
      <style:text-properties fo:language="en" fo:country="US" fo:font-style="normal" officeooo:rsid="0145fde6" style:font-style-asian="normal" style:font-style-complex="normal"/>
    </style:style>
    <style:style style:name="T160" style:family="text">
      <style:text-properties fo:language="en" fo:country="US" fo:font-style="normal" officeooo:rsid="03687586" fo:background-color="transparent" loext:char-shading-value="0" style:font-style-asian="normal" style:font-style-complex="normal"/>
    </style:style>
    <style:style style:name="T161" style:family="text">
      <style:text-properties fo:language="en" fo:country="US" fo:font-style="normal" officeooo:rsid="0384f73c" fo:background-color="transparent" loext:char-shading-value="0" style:font-style-asian="normal" style:font-style-complex="normal"/>
    </style:style>
    <style:style style:name="T162" style:family="text">
      <style:text-properties fo:language="en" fo:country="US" fo:font-style="normal" officeooo:rsid="041b3704" fo:background-color="transparent" loext:char-shading-value="0" style:font-style-asian="normal" style:font-style-complex="normal"/>
    </style:style>
    <style:style style:name="T163" style:family="text">
      <style:text-properties officeooo:rsid="011c4495"/>
    </style:style>
    <style:style style:name="T164" style:family="text">
      <style:text-properties officeooo:rsid="01465100"/>
    </style:style>
    <style:style style:name="T165" style:family="text">
      <style:text-properties officeooo:rsid="004648a2"/>
    </style:style>
    <style:style style:name="T166" style:family="text">
      <style:text-properties officeooo:rsid="0429116e"/>
    </style:style>
    <style:style style:name="T167" style:family="text">
      <style:text-properties officeooo:rsid="0032df48"/>
    </style:style>
    <style:style style:name="T168" style:family="text">
      <style:text-properties officeooo:rsid="0004bfe9"/>
    </style:style>
    <style:style style:name="T169" style:family="text">
      <style:text-properties style:text-position="super 58%" style:font-name="Liberation Serif" fo:font-weight="normal" officeooo:rsid="000a1d62" style:font-weight-asian="normal" style:font-weight-complex="normal"/>
    </style:style>
    <style:style style:name="T170" style:family="text">
      <style:text-properties officeooo:rsid="000e1b21"/>
    </style:style>
    <style:style style:name="T171" style:family="text">
      <style:text-properties style:font-name="Liberation Serif" fo:font-weight="normal" officeooo:rsid="001c1dfa" style:font-weight-asian="normal" style:font-weight-complex="normal"/>
    </style:style>
    <style:style style:name="T172" style:family="text">
      <style:text-properties style:font-name="Liberation Serif" fo:font-weight="normal" officeooo:rsid="000951d7" style:font-weight-asian="normal" style:font-weight-complex="normal"/>
    </style:style>
    <style:style style:name="T173" style:family="text">
      <style:text-properties style:font-name="Liberation Serif" fo:font-weight="normal" officeooo:rsid="000a1d62" style:font-weight-asian="normal" style:font-weight-complex="normal"/>
    </style:style>
    <style:style style:name="T174" style:family="text">
      <style:text-properties style:font-name="Liberation Serif" fo:font-weight="normal" officeooo:rsid="0022ce26" style:font-weight-asian="normal" style:font-weight-complex="normal"/>
    </style:style>
    <style:style style:name="T175" style:family="text">
      <style:text-properties style:font-name="Liberation Serif" fo:font-weight="normal" officeooo:rsid="002d2bf7" style:font-weight-asian="normal" style:font-weight-complex="normal"/>
    </style:style>
    <style:style style:name="T176" style:family="text">
      <style:text-properties style:font-name="Liberation Serif" fo:font-weight="normal" officeooo:rsid="002e19b2" style:font-weight-asian="normal" style:font-weight-complex="normal"/>
    </style:style>
    <style:style style:name="T177" style:family="text">
      <style:text-properties officeooo:rsid="00270925"/>
    </style:style>
    <style:style style:name="T178" style:family="text">
      <style:text-properties officeooo:rsid="00270925" fo:background-color="#cccccc" loext:char-shading-value="0"/>
    </style:style>
    <style:style style:name="T179" style:family="text">
      <style:text-properties fo:font-size="12pt" officeooo:rsid="0030c76c" style:font-size-asian="12pt" style:font-name-complex="Times New Roman" style:font-size-complex="12pt"/>
    </style:style>
    <style:style style:name="T180" style:family="text">
      <style:text-properties officeooo:rsid="002f3547"/>
    </style:style>
    <style:style style:name="T181" style:family="text">
      <style:text-properties officeooo:rsid="003089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Marginatus</text:p>
      <text:p text:style-name="P1"/>
      <text:p text:style-name="P1">N-(1-naphtyl)ethylenediamine (NED)</text:p>
      <text:p text:style-name="P1">-post break<text:line-break/>   -try a test assay with 5ul hemolymph, 25ul sulfanilamide solution, and 25ul NED and see if the reading is any different from the 100ul method.<text:line-break/>      -per eppendorf tube, would have 50 sulfanilamide for 10ul hemolymph (previously 100ul sulf with 10ul hemo, split into 50/50 for each well w/50ul NED)</text:p>
      <text:p text:style-name="P3">540nm wavelength filter</text:p>
      <text:p text:style-name="P1"/>
      <text:p text:style-name="P2"><text:a xlink:type="simple" xlink:href="http://www.sciencedirect.com/science/article/pii/S0009898198000606" text:style-name="Internet_20_link" text:visited-style-name="Visited_20_Internet_20_Link">http://www.sciencedirect.com/science/article/pii/S0009898198000606</text:a></text:p>
      <text:p text:style-name="P2">https://en.wikipedia.org/wiki/N-(1-Naphthyl)ethylenediamine</text:p>
      <text:p text:style-name="P1"/>
      <text:p text:style-name="P10">Materials <text:span text:style-name="T113">and </text:span>Methods</text:p>
      <text:p text:style-name="P14"/>
      <text:p text:style-name="P19">Experimental Beetles</text:p>
      <text:p text:style-name="P20">The <text:span text:style-name="T122">Nicrophorus marginatus</text:span> beetles used in this experiment were bred from wild-caught individuals in Buffalo County, Nebraska, USA. <text:s text:c="2"/><text:span text:style-name="T178">How was the initial colony set up?</text:span><text:span text:style-name="T177"> <text:s/>At the time of this study, the beetles had been maintained in an insectary at the University of Nebraska Omaha for </text:span><text:span text:style-name="T178">three</text:span><text:span text:style-name="T177"> generations. <text:s/>Adults were identified to sex after eclosion and hardening of the exoskeleton had occurred, then placed in individual plastic containers (15 cm x 10 cm x 5 cm) that were filled with moist peat to a height of 2 cm. <text:s/>The containers were held in the insectary at 22.0 ± 0.2 °C with 15 hours of light and 9 hours of dark per day. <text:s/>Beetles were allowed to reach sexual maturity during a period of one month. <text:s/>During this time, they were fed, twice per week, 1/4 teaspoon of canned cat food (Science Diet </text:span><text:span text:style-name="Default_20_Paragraph_20_Font"><text:span text:style-name="T179">®</text:span></text:span><text:span text:style-name="T114">, Hill's Pet Nutrition Inc, Topeka, KS, USA).</text:span></text:p>
      <text:p text:style-name="P20"/>
      <text:p text:style-name="P12"><text:span text:style-name="T69">G</text:span><text:span text:style-name="T68">eneral Experimental Design</text:span></text:p>
      <text:p text:style-name="P21"/>
      <text:p text:style-name="P22">We looked at: effect of parental effort on immune response; effect of parental effort on adult behavior; effect of parental effort on number of broods raised; effect of parental effort on number of young raised; effect of parental effort on <text:span text:style-name="T180">weight of broods.</text:span></text:p>
      <text:p text:style-name="P22"/>
      <text:p text:style-name="P25">To determine the effect of sex on immune response, when beetles had reached sexual maturity, their </text:p>
      <text:p text:style-name="P19"/>
      <text:p text:style-name="P30">Phenoloxidase <text:span text:style-name="T115">A</text:span>ctivity <text:span text:style-name="T115">A</text:span>ssay</text:p>
      <text:p text:style-name="P27"><text:span text:style-name="T128">Phenoloxidase acts as a catalyst for the conversion of L-3,4-dihydroxyphenylalanine (L-DOPA) to dopachrome, which can be measured spectrophotometrically. <text:s/>H</text:span>emolymph samples <text:span text:style-name="T129">that had been frozen for one hour </text:span>were thawed, vortexed briefly, and 60 μl <text:span text:style-name="T115">of sample </text:span>was pipetted into a spectrophotometer cuvette that contained 440 μl of ice-cold <text:span text:style-name="T130">phosphate-buffered saline</text:span>. <text:s/>500 μl of L-DOPA <text:span text:style-name="T131">(</text:span><text:span text:style-name="T132">4 mg/ml </text:span><text:span text:style-name="T133">of </text:span><text:span text:style-name="T132">H</text:span><text:span text:style-name="T134">2</text:span><text:span text:style-name="T132">O</text:span><text:span text:style-name="T131">) </text:span>was <text:span text:style-name="T115">then </text:span>added to this mixture, and the resultant solution was thoroughly mixed using a <text:span text:style-name="T140">micro</text:span>pipette. <text:s/><text:span text:style-name="T1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41">(absorption/minute)</text:span> during the linear phase of the reaction, <text:span text:style-name="T115">which is known to correlate with the concentration of phenoloxidase in the sample (Wilson et al., 2001, Haine et al</text:span><text:span text:style-name="T143">.,</text:span><text:span text:style-name="T115"> 2008)</text:span>. <text:s/>Each sample was <text:span text:style-name="T141">analyzed</text:span> in duplicate <text:span text:style-name="T147">for assurance of repeatability (</text:span><text:span text:style-name="T157">F</text:span><text:span text:style-name="T136">1</text:span><text:span text:style-name="T137">, </text:span><text:span text:style-name="T138">144</text:span><text:span text:style-name="T157"> = </text:span><text:span text:style-name="T158">32.88</text:span><text:span text:style-name="T157">, P </text:span><text:span text:style-name="T159">&lt;</text:span><text:span text:style-name="T157"> 0.</text:span><text:span text:style-name="T159">0001, </text:span><text:span text:style-name="T160">R=</text:span><text:span text:style-name="T161">0.9</text:span><text:span text:style-name="T162">41</text:span><text:span text:style-name="T147">)</text:span>, and an average of the <text:span text:style-name="T148">result</text:span> was taken to arrive at a final phenoloxidase <text:span text:style-name="T148">activity </text:span>value for each beetle.</text:p>
      <text:p text:style-name="P19"/>
      <text:p text:style-name="P28"><text:soft-page-break/>Phenoloxidase <text:span text:style-name="T181">Activity</text:span> Assay</text:p>
      <text:p text:style-name="P29"><text:span text:style-name="T142">Hemolymph samples in PBS were frozen for one hour to rupture hemocytes, then thawed and briefly vortexed. <text:s/>60 </text:span><text:span text:style-name="T145">μl </text:span><text:span text:style-name="T142">of sample was pipetted into a spectrophotometer cuvette that contained 240 </text:span><text:span text:style-name="T145">μl </text:span><text:span text:style-name="T142">of ice-cold PBS. <text:s/>300 </text:span><text:span text:style-name="T145">μl </text:span><text:span text:style-name="T142">of L-DOPA (4 mg/ml of H</text:span><text:span text:style-name="T139">2</text:span><text:span text:style-name="T142">0) was then added, and a micropipette was used to thoroughly mix the </text:span><text:span text:style-name="T146">solution.</text:span></text:p>
      <text:p text:style-name="P19"/>
      <text:p text:style-name="P11"><text:span text:style-name="T168">Nitric Oxide</text:span> Assay</text:p>
      <text:p text:style-name="P24"><text:span text:style-name="T172">Nitric oxide production </text:span><text:span text:style-name="T173">was determined by measuring the nitrite ion (NO</text:span><text:span text:style-name="T135">2</text:span><text:span text:style-name="T169">-</text:span><text:span text:style-name="T173">) concentration in hemolymph, which was collected </text:span><text:span text:style-name="T172">from beetles </text:span><text:span text:style-name="T173">that had provided</text:span><text:span text:style-name="T172"> </text:span><text:span text:style-name="T173">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74">10%</text:span><text:span text:style-name="T173"> hydrochloric acid, and 0.1% N-1-napthylethylenediamine dihydrochloride (NED) in distilled, deionized water). <text:s/></text:span><text:span text:style-name="T175">Each beetle assigned to the assay </text:span><text:span text:style-name="T176">had </text:span><text:span text:style-name="T173">10 </text:span><text:span text:style-name="T49">μl </text:span><text:span text:style-name="T50">of</text:span><text:span text:style-name="T51"> </text:span><text:span text:style-name="T50">hemolymp</text:span><text:span text:style-name="T64">h</text:span><text:span text:style-name="T50"> was incubated with </text:span><text:span text:style-name="T52">50</text:span><text:span text:style-name="T50"> μl</text:span><text:span text:style-name="T53"> </text:span><text:span text:style-name="T50">sulfanilamide </text:span><text:span text:style-name="T52">in a 150ml Eppendorf </text:span><text:span text:style-name="T53">tube at room temperature </text:span><text:span text:style-name="T62">and protected from light</text:span><text:span text:style-name="T53"> </text:span><text:span text:style-name="T52">for </text:span><text:span text:style-name="T63">10</text:span><text:span text:style-name="T52"> minute</text:span><text:span text:style-name="T54">s</text:span><text:span text:style-name="T52"> to allow any precipitate to form. <text:s/>Samples were then centrifuged </text:span><text:span text:style-name="T55">at 5000g</text:span><text:span text:style-name="T54"> </text:span><text:span text:style-name="T52">for </text:span><text:span text:style-name="T55">15</text:span><text:span text:style-name="T52"> minute</text:span><text:span text:style-name="T55">s, </text:span><text:span text:style-name="T63">followed by</text:span><text:span text:style-name="T55"> being immediately placed on ice </text:span><text:span text:style-name="T62">and kept in the dark</text:span><text:span text:style-name="T55">. <text:s/>Once all samples had been collected and prepared, 30</text:span><text:span text:style-name="T53"> </text:span><text:span text:style-name="T49">μl </text:span><text:span text:style-name="T53">of </text:span><text:span text:style-name="T55">each</text:span><text:span text:style-name="T53"> supernatant was drawn out with a micropipette and placed into </text:span><text:span text:style-name="T63">one well of </text:span><text:span text:style-name="T53">a 96-well plate. <text:s/></text:span><text:span text:style-name="T63">When</text:span><text:span text:style-name="T55"> all samples had been loaded into wells, </text:span><text:span text:style-name="T50">25 μl of NED solution was added to </text:span><text:span text:style-name="T51">each </text:span><text:span text:style-name="T53">well</text:span><text:span text:style-name="T51"> and allowed to incubate for </text:span><text:span text:style-name="T53">ten</text:span><text:span text:style-name="T51"> minutes </text:span><text:span text:style-name="T62">while being protected from light</text:span><text:span text:style-name="T51">. <text:s/></text:span><text:span text:style-name="T59">While samples were undergoing their final incubation, sodium nitrite (NaNO</text:span><text:span text:style-name="T112">2</text:span><text:span text:style-name="T59">) standards were created with concentrations of </text:span><text:span text:style-name="T62">0</text:span><text:span text:style-name="T50">μ</text:span><text:span text:style-name="T60">M, 1</text:span><text:span text:style-name="T50">μ</text:span><text:span text:style-name="T60">M, 5</text:span><text:span text:style-name="T50">μ</text:span><text:span text:style-name="T60">M, 10</text:span><text:span text:style-name="T50">μ</text:span><text:span text:style-name="T60">M, 17.5</text:span><text:span text:style-name="T50">μ</text:span><text:span text:style-name="T60">M, 25</text:span><text:span text:style-name="T50">μ</text:span><text:span text:style-name="T60">M, 50</text:span><text:span text:style-name="T50">μ</text:span><text:span text:style-name="T60">M, 75</text:span><text:span text:style-name="T50">μ</text:span><text:span text:style-name="T60">M, </text:span><text:span text:style-name="T59">and </text:span><text:span text:style-name="T60">100</text:span><text:span text:style-name="T50">μ</text:span><text:span text:style-name="T60">M</text:span><text:span text:style-name="T65">.</text:span><text:span text:style-name="T56"> <text:s/></text:span><text:span text:style-name="T57">Absorbance was measured </text:span><text:span text:style-name="T63">for 30 minutes with five-minute intervals, </text:span><text:span text:style-name="T57">using a </text:span><text:span text:style-name="T58">96-well plate reader (Labsystems Multiskan Ascent 354) </text:span><text:span text:style-name="T63">equipped </text:span><text:span text:style-name="T62">with a </text:span><text:span text:style-name="T53">5</text:span><text:span text:style-name="T61">4</text:span><text:span text:style-name="T53">0nm </text:span><text:span text:style-name="T62">filter</text:span><text:span text:style-name="T58">. <text:s/></text:span><text:span text:style-name="T53">Samples were measured in duplicate </text:span><text:span text:style-name="T66">[in order to assess repeatability – what was repeatability? <text:s/>Need to c</text:span><text:span text:style-name="T67">alculate</text:span><text:span text:style-name="T66"> this.</text:span><text:span text:style-name="T48">]</text:span><text:span text:style-name="T43"> <text:s/></text:span><text:span text:style-name="T44">When the assay was complete, absorbance values in </text:span><text:span text:style-name="T45">related</text:span><text:span text:style-name="T44"> sample wells were averaged, and the </text:span><text:span text:style-name="T45">mean </text:span><text:span text:style-name="T44">blank value was subtracted from the mean </text:span><text:span text:style-name="T46">sample </text:span><text:span text:style-name="T44">values. <text:s/></text:span><text:span text:style-name="T45">The </text:span><text:span text:style-name="T47">concentration of nitrite in the sample was determined by using the standard curve created from the sodium nitrite standards.</text:span></text:p>
      <text:p text:style-name="P15"/>
      <text:p text:style-name="P16">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23"><text:span text:style-name="T171">“</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21">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170">2.7. Nitrite level measurement</text:span></text:p>
      <text:p text:style-name="P7"><text:soft-page-break/>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
      <text:p text:style-name="P18">Experimental Beetles</text:p>
      <text:p text:style-name="P17"><text:span text:style-name="T26">Experimental </text:span><text:span text:style-name="T33">N</text:span><text:span text:style-name="T34">icrophorus</text:span><text:span text:style-name="T33"> orbicollis</text:span><text:span text:style-name="T26"> beetles were reared from a colony that was was initially founded by beetles caught </text:span><text:span text:style-name="T27">at T.L. Davis </text:span><text:span text:style-name="T28">Prairie, Nebraska, USA</text:span><text:span text:style-name="T26">. <text:s/></text:span><text:span text:style-name="T29">The colony was initially started with mite-free </text:span><text:span text:style-name="T35">N. tomentosus</text:span><text:span text:style-name="T36"> acting as surrogate parents </text:span><text:span text:style-name="T37">to </text:span><text:span text:style-name="T34">N. orbicollis</text:span><text:span text:style-name="T37"> larvae</text:span><text:span text:style-name="T36">, so that the </text:span><text:span text:style-name="T38">resulting offspring would not foster these </text:span><text:span text:style-name="T39">commensalist</text:span><text:span text:style-name="T40">s</text:span><text:span text:style-name="T39"> and mutualist</text:span><text:span text:style-name="T40">s (Wilson and Knollenberg,</text:span><text:span text:style-name="T41"> </text:span><text:span text:style-name="T40">1987)</text:span><text:span text:style-name="T38">. <text:s/>At the time of this study, the beetles </text:span><text:span text:style-name="T30">had been </text:span><text:span text:style-name="T26">maintained in an insectary at the University of Nebraska Omaha </text:span><text:span text:style-name="T31">for 15 generations</text:span><text:span text:style-name="T36">. <text:s/></text:span><text:span text:style-name="T26">Adults were </text:span><text:span text:style-name="T32">identified to sex</text:span><text:span text:style-name="T26"> </text:span><text:span text:style-name="T32">after</text:span><text:span text:style-name="T26"> eclosion and placed into </text:span><text:span text:style-name="T32">individual </text:span><text:span text:style-name="T26">plastic containers (15 cm x 10 cm x 5 cm), filled with approximately 2 cm of moist peat. <text:s/></text:span><text:span text:style-name="T31">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2">®</text:span></text:span><text:span text:style-name="T31">, Hill's Pet Nutrition Inc, Topeka, KS, USA).</text:span></text:p>
      <text:p text:style-name="P13"/>
      <text:p text:style-name="P11"><text:span text:style-name="T69">G</text:span><text:span text:style-name="T68">eneral Experimental Design</text:span></text:p>
      <text:p text:style-name="P13"><text:span text:style-name="T70">To determine the effect of sex on immune response, w</text:span><text:span text:style-name="T114">hen beetles had reached sexual maturity, </text:span><text:span text:style-name="T69">their </text:span><text:span text:style-name="T71">body mass, </text:span><text:span text:style-name="T69">elytra length </text:span><text:span text:style-name="T71">and</text:span><text:span text:style-name="T69"> pronotum width were measured. <text:s/></text:span><text:span text:style-name="T72">Afterwards, the beetles </text:span><text:span text:style-name="T69">were randomly assigned to one </text:span><text:span text:style-name="T73">of three treatment groups for seven days. <text:s/>In the first treatment group, individuals were fed 1/8 teaspoon of canned cat food per day. <text:s/>The second treatment group consisted of individuals </text:span><text:span text:style-name="T72">that were </text:span><text:span text:style-name="T73">fed 1/8 teaspoon of canned cat food twice during the seven day period. <text:s/>The third treatment group received no food for the seven day period, but had access to water </text:span><text:span text:style-name="T83">ad libitum</text:span><text:span text:style-name="T11"> via </text:span><text:span text:style-name="T12">water-filled glass vials containing </text:span><text:span text:style-name="T11">small cotton rolls</text:span><text:span text:style-name="T12">. <text:s/></text:span><text:span text:style-name="T13">All beetles were housed in the same location of the insectary, </text:span><text:span text:style-name="T14">and only disturbed when food was added to their container or water replenished.</text:span></text:p>
      <text:p text:style-name="P13"/>
      <text:p text:style-name="P13"><text:span text:style-name="T12">At the </text:span><text:span text:style-name="T15">end of the seven day period</text:span><text:span text:style-name="T12">, beetles were </text:span><text:span text:style-name="T16">weighed </text:span><text:span text:style-name="T14">again </text:span><text:span text:style-name="T16">and subsequently</text:span><text:span text:style-name="T12"> </text:span><text:span text:style-name="T14">had hemolymph drawn for use in </text:span><text:span text:style-name="T17">the</text:span><text:span text:style-name="T12"> phenoloxidase and protein assay, </text:span><text:span text:style-name="T14">or subjected to a</text:span><text:span text:style-name="T12"> </text:span><text:span text:style-name="T16">simulated </text:span><text:span text:style-name="T18">encapsulation</text:span><text:span text:style-name="T16"> </text:span><text:span text:style-name="T12">immune </text:span><text:span text:style-name="T19">challenge</text:span><text:span text:style-name="T12"> </text:span><text:span text:style-name="T16">via the </text:span><text:span text:style-name="T12">insertion of </text:span><text:span text:style-name="T16">a small </text:span><text:span text:style-name="T12">nylon monofilament. <text:s/></text:span><text:span text:style-name="T18">By </text:span><text:span text:style-name="T20">quantifying</text:span><text:span text:style-name="T18"> phenoloxidase and encapsulation response, we examined </text:span><text:span text:style-name="T20">aspects of what are considered humoral and cellular innate immunity, </text:span><text:span text:style-name="T21">although this distinction is somewhat </text:span><text:span text:style-name="T22">arbitrary</text:span><text:span text:style-name="T21"> (Strand, 2008)</text:span><text:span text:style-name="T20">. <text:s/></text:span><text:span text:style-name="T17">In or</text:span><text:span text:style-name="T23">d</text:span><text:span text:style-name="T17">er to avoid possible confounding effects, beetles from a</text:span><text:span text:style-name="T10">ll treatment groups </text:span><text:span text:style-name="T17">were handled for</text:span><text:span text:style-name="T24"> </text:span><text:span text:style-name="T25">approximately </text:span><text:span text:style-name="T17">equal amounts of time, and all handling and assays were conducted at approximately he same time of day.</text:span></text:p>
      <text:p text:style-name="P13"/>
      <text:p text:style-name="P11">Hemolymph <text:span text:style-name="T115">C</text:span>ollection</text:p>
      <text:p text:style-name="P13">Hemolymph was extracted from beetles using a 25-gauge syringe tip <text:span text:style-name="T116">that was sterilized in 70% ethanol</text:span> to make a small puncture at the suture <text:span text:style-name="T117">above the prosternum</text:span>, <text:span text:style-name="T118">which was also lightly wiped with 70% ethanol. <text:s/>This procedure allowed us to draw </text:span>between 2-5 μl of hemolymph into a <text:span text:style-name="T119">disposable</text:span> <text:soft-page-break/>microcapillary tube. <text:s/><text:span text:style-name="T120">Using established protocols (Wilson </text:span><text:span text:style-name="T123">et al</text:span><text:span text:style-name="T120">., 2001), before use in phenoloxidase and protein assays, s</text:span>amples were immediately forced into individual <text:span text:style-name="T126">1.5 mL </text:span>Eppendorf tubes, diluted with a ratio of 1 μl hemolymph to 50 μl of ice-cold phosphate-buffered saline <text:span text:style-name="T127">(PBS, pH 7.4)</text:span>, vortexed, and then frozen at -20 °C for one hour to rupture hemocytes.</text:p>
      <text:p text:style-name="P13"/>
      <text:p text:style-name="P11">Phenoloxidase <text:span text:style-name="T115">A</text:span>ctivity <text:span text:style-name="T115">A</text:span>ssay</text:p>
      <text:p text:style-name="P13"><text:span text:style-name="T128">Phenoloxidase acts as a catalyst for the conversion of L-3,4-dihydroxyphenylalanine (L-DOPA) to dopachrome, which can be measured spectrophotometrically. <text:s/>H</text:span>emolymph samples <text:span text:style-name="T129">that had been frozen for one hour </text:span>were thawed, vortexed briefly, and 60 μl <text:span text:style-name="T115">of sample </text:span>was pipetted into a spectrophotometer cuvette that contained 440 μl of ice-cold <text:span text:style-name="T130">phosphate-buffered saline</text:span>. <text:s/>500 μl of L-DOPA <text:span text:style-name="T131">(</text:span><text:span text:style-name="T132">4 mg/ml </text:span><text:span text:style-name="T133">of </text:span><text:span text:style-name="T132">H</text:span><text:span text:style-name="T134">2</text:span><text:span text:style-name="T132">O</text:span><text:span text:style-name="T131">) </text:span>was <text:span text:style-name="T115">then </text:span>added to this mixture, and the resultant solution was thoroughly mixed using a <text:span text:style-name="T140">micro</text:span>pipette. <text:s/><text:span text:style-name="T1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41">(absorption/minute)</text:span> during the linear phase of the reaction, <text:span text:style-name="T115">which is known to correlate with the concentration of phenoloxidase in the sample (Wilson </text:span><text:span text:style-name="T124">et al</text:span><text:span text:style-name="T115">., 2001, Haine </text:span><text:span text:style-name="T124">et al</text:span><text:span text:style-name="T143">.,</text:span><text:span text:style-name="T115"> 2008)</text:span>. <text:s/>Each sample was <text:span text:style-name="T141">analyzed</text:span> in duplicate <text:span text:style-name="T147">for assurance of repeatability (</text:span><text:span text:style-name="T84">F</text:span><text:span text:style-name="T108">1</text:span><text:span text:style-name="T109">, </text:span><text:span text:style-name="T110">144</text:span><text:span text:style-name="T84"> = </text:span><text:span text:style-name="T85">32.88</text:span><text:span text:style-name="T84">, P </text:span><text:span text:style-name="T86">&lt;</text:span><text:span text:style-name="T84"> 0.</text:span><text:span text:style-name="T86">0001, </text:span><text:span text:style-name="T88">R=</text:span><text:span text:style-name="T89">0.9</text:span><text:span text:style-name="T90">41</text:span><text:span text:style-name="T147">)</text:span>, and an average of the <text:span text:style-name="T148">result</text:span> was taken to arrive at a final phenoloxidase <text:span text:style-name="T148">activity </text:span>value for each beetle.</text:p>
      <text:p text:style-name="P13"/>
      <text:p text:style-name="P11">Protein Assay</text:p>
      <text:p text:style-name="P13">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3"/>
      <text:p text:style-name="P11">Encapsulation and Melanization Assay</text:p>
      <text:p text:style-name="P13">To simulate a novel challenge of the immune system <text:span text:style-name="T149">via an encapsulation response</text:span>, a nylon monofilament was inserted into beetle<text:span text:style-name="T150">s</text:span> that did not have hemolymph <text:span text:style-name="T150">previously </text:span>drawn. <text:s/>A clear nylon<text:span text:style-name="T151"> </text:span>fishing line <text:span text:style-name="T149">(0.15 mm diameter)</text:span> was roughened with fine-grain sandpaper, tied into knots, and cut into 2 mm pieces, each piece having a knot in its center. <text:s/>A disposable <text:span text:style-name="T152">27-gauge </text:span>syringe tip <text:span text:style-name="T152">needle</text:span> was used to create a small hole in the pleural membrane between the second and third abdominal sternites. <text:s/><text:span text:style-name="T153">Fine-tipped surgical forceps, </text:span><text:span text:style-name="T79">sterilized in 70% ethanol</text:span><text:span text:style-name="T153">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80">°C</text:span><text:span text:style-name="T81"> </text:span><text:span text:style-name="T82">until the filaments were dissected out.</text:span></text:p>
      <text:p text:style-name="P13"/>
      <text:p text:style-name="P13"><text:span text:style-name="T94">Filaments were removed from thawed beetles </text:span><text:span text:style-name="T95">using a dissecting microscope and surgical </text:span><text:span text:style-name="T96">forceps</text:span><text:span text:style-name="T95">, after which the filament was </text:span><text:span text:style-name="T97">gently and </text:span><text:span text:style-name="T95">quickly dipped in water to remove any </text:span><text:span text:style-name="T97">clumps of tissue</text:span><text:span text:style-name="T95">, and stored in individually-labeled </text:span><text:span text:style-name="T96">1.5 mL </text:span><text:span text:style-name="T95">Eppendorf tubes at -20</text:span><text:span text:style-name="T98"> °C </text:span><text:span text:style-name="T99">until they analyzed. <text:s/></text:span><text:span text:style-name="T100">During analysis, f</text:span><text:span text:style-name="T101">ilaments were placed on a depression microscope slide and covered with a glass slip, the slide placed atop a piece of black plastic that would later </text:span><text:span text:style-name="T96">serve</text:span><text:span text:style-name="T101"> as the control gray value. <text:s/></text:span><text:span text:style-name="T99">Each filament was photographed from the front and the back using a microscope with attached camera (</text:span><text:span text:style-name="T106">Olympus SZX12 Dissecting Microscope,</text:span><text:span text:style-name="T107"> 20 megapixel ImagingPlanet camera</text:span><text:span text:style-name="T99">). <text:s/>Photographed images were analyzed </text:span><text:soft-page-break/><text:span text:style-name="T99">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92">(</text:span><text:span text:style-name="T84">F</text:span><text:span text:style-name="T108">1</text:span><text:span text:style-name="T109">, </text:span><text:span text:style-name="T108">77</text:span><text:span text:style-name="T84"> = </text:span><text:span text:style-name="T86">1956.49</text:span><text:span text:style-name="T84">, P </text:span><text:span text:style-name="T86">&lt;</text:span><text:span text:style-name="T84"> 0.</text:span><text:span text:style-name="T86">0001, </text:span><text:span text:style-name="T88">R=</text:span><text:span text:style-name="T89">0.999</text:span><text:span text:style-name="T93">). <text:s/>Darkness scores ranged from 0 (completely black) to 215 (near-white). <text:s/></text:span><text:span text:style-name="T102">The </text:span><text:span text:style-name="T103">final encapsulation rating </text:span><text:span text:style-name="T102">for each </text:span><text:span text:style-name="T103">beetle</text:span><text:span text:style-name="T102"> </text:span><text:span text:style-name="T103">was calculated as the difference between the average gray value of the control and the </text:span><text:span text:style-name="T104">front and back </text:span><text:span text:style-name="T105">photographs </text:span><text:span text:style-name="T104">of each filament</text:span><text:span text:style-name="T103">.</text:span></text:p>
      <text:p text:style-name="P13"/>
      <text:p text:style-name="P11">Wild-Caught Beetles</text:p>
      <text:p text:style-name="P13">Wild beetles were captured from a forested area within the University of Nebraska Omaha's TL Davis conservation area, and at a private forest in northern Omaha, <text:span text:style-name="T154">Washington County, </text:span>Nebraska, USA. <text:s/><text:span text:style-name="T154">The TL Davis and Washington County sites are referred to as field sites one (FS1) and two (FS2), respectively.</text:span><text:span text:style-name="T155"> <text:s/></text:span><text:span text:style-name="T156">At each site, b</text:span>eetles were caught using elevated Japanese beetle traps that contained small, sealed plastic cups filled with <text:span text:style-name="T163">decomposing</text:span> ground beef <text:span text:style-name="T164">to attract </text:span><text:span text:style-name="T125">Nicrohorus</text:span><text:span text:style-name="T144"> beetles. <text:s/>The traps were half-filled with </text:span><text:span text:style-name="T142">moist</text:span> peat <text:span text:style-name="T164">for beetles to hide in </text:span>and <text:span text:style-name="T164">avoid any desiccation.</text:span> <text:s/>Traps were placed in transects, approximately <text:span text:style-name="T163">ten meters</text:span> apart, and were checked on alternate days. <text:s/>Wild-caught beetles were brought back to the lab <text:span text:style-name="T165">the day they were collected. <text:s/>Once in the laboratory, the beetles</text:span> <text:span text:style-name="T166">had their mass recorded, elytra length measured, and were identified to sex. <text:s/>They were</text:span> <text:span text:style-name="T167">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167">or</text:span> <text:span text:style-name="T167">simulated </text:span>immune <text:span text:style-name="T119">challenge</text:span> <text:span text:style-name="T167">with a nylon monofilament</text:span>.</text:p>
      <text:p text:style-name="P13"/>
      <text:p text:style-name="P11">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4-10T23:18:20.455998000</dc:date>
    <meta:editing-duration>P7DT8H50M25S</meta:editing-duration>
    <meta:editing-cycles>20</meta:editing-cycles>
    <meta:generator>LibreOffice/5.2.5.1$MacOSX_X86_64 LibreOffice_project/0312e1a284a7d50ca85a365c316c7abbf20a4d22</meta:generator>
    <meta:document-statistic meta:table-count="0" meta:image-count="0" meta:object-count="0" meta:page-count="5" meta:paragraph-count="47" meta:word-count="2680" meta:character-count="17568" meta:non-whitespace-character-count="14846"/>
  </office:meta>
</office:document-meta>
</file>